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tement</text:p>
      <text:p text:style-name="Standard"><text:tab/>Ask Question</text:p>
      <text:p text:style-name="Standard"><text:tab/>Make Statement</text:p>
      <text:p text:style-name="Standard"/>
      <text:p text:style-name="Standard">Question</text:p>
      <text:p text:style-name="Standard"><text:tab/>I don't know</text:p>
      <text:p text:style-name="Standard"><text:tab/>Ask Question</text:p>
      <text:p text:style-name="Standard"><text:tab/>Make Statement</text:p>
      <text:p text:style-name="Standard"/>
      <text:p text:style-name="Standard">Boolean Question</text:p>
      <text:p text:style-name="Standard"><text:tab/>Yes</text:p>
      <text:p text:style-name="Standard"><text:tab/>No</text:p>
      <text:p text:style-name="Standard"><text:tab/>Maybe</text:p>
      <text:p text:style-name="Standard"><text:tab/>I don't know</text:p>
      <text:p text:style-name="Standard"><text:tab/>Sometimes</text:p>
      <text:p text:style-name="Standard"><text:tab/>Ask Question</text:p>
      <text:p text:style-name="Standard"/>
      <text:p text:style-name="Standard">Nothing</text:p>
      <text:p text:style-name="Standard"><text:tab/>Ask Question</text:p>
      <text:p text:style-name="Standard"><text:tab/>Make Statement</text:p>
      <text:p text:style-name="Standard"/>
      <text:p text:style-name="Standard"/>
      <text:p text:style-name="Standard">Bot State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Bryan Livingston</meta:initial-creator>
    <meta:creation-date>2007-02-16T23:58:30</meta:creation-date>
    <dc:creator>Bryan Livingston</dc:creator>
    <dc:date>2007-02-17T02:30:36</dc:date>
    <dc:language>en-US</dc:language>
    <meta:editing-cycles>3</meta:editing-cycles>
    <meta:editing-duration>PT2H32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31" meta:character-count="196"/>
  </office:meta>
</office:document-meta>
</file>